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officeooo:rsid="002e8005" officeooo:paragraph-rsid="002e8005"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d1d4a"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4b738"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54d4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d2e9b"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e8d5b"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128f4"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201c6"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60dd6"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8fe91"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9b609"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daa91"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fddfd"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72e74"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cb10c"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31f13"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3eb1a"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76e64"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819e5"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c053c"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e8d07"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4ff330"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541add" style:font-style-asian="normal" style:font-style-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4d4e" officeooo:paragraph-rsid="001aabd0"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abd0" officeooo:paragraph-rsid="001aabd0"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2e9b" officeooo:paragraph-rsid="001d2e9b"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7b0" officeooo:paragraph-rsid="0027c7b0"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fe91" officeooo:paragraph-rsid="0028fe91"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4c06" officeooo:paragraph-rsid="002a4c06" style:font-style-asian="normal" style:font-style-complex="normal"/>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2e8005" officeooo:paragraph-rsid="002e8005"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daa91" officeooo:paragraph-rsid="002daa91"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40d8e" officeooo:paragraph-rsid="00340d8e"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b10c" officeooo:paragraph-rsid="003cb10c"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dfc9e" officeooo:paragraph-rsid="003dfc9e"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eed27" officeooo:paragraph-rsid="003eed27"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1dacc" officeooo:paragraph-rsid="0041dacc"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5d566" officeooo:paragraph-rsid="0045d566"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819e5" officeooo:paragraph-rsid="004819e5"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ff330" officeooo:paragraph-rsid="004ff330"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ff330" officeooo:paragraph-rsid="005483a3"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522cae"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7c7b0" officeooo:paragraph-rsid="0027c7b0"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color="#0000ff"/>
    </style:style>
    <style:style style:name="P9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officeooo:rsid="004a51d7" officeooo:paragraph-rsid="004a51d7"/>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3" style:family="paragraph" style:parent-style-name="Text_20_body">
      <style:paragraph-properties fo:text-align="justify" style:justify-single-word="false"/>
    </style:style>
    <style:style style:name="P114" style:family="paragraph" style:parent-style-name="Text_20_body">
      <style:text-properties fo:color="#ff6600" fo:language="ru" fo:country="RU"/>
    </style:style>
    <style:style style:name="P115" style:family="paragraph" style:parent-style-name="Text_20_body">
      <style:text-properties fo:language="ru" fo:country="RU"/>
    </style:style>
    <style:style style:name="P116" style:family="paragraph" style:parent-style-name="Text_20_body">
      <loext:graphic-properties draw:fill="solid" draw:fill-color="#eeeeee" draw:opacity="100%"/>
      <style:paragraph-properties fo:background-color="#eeeeee"/>
      <style:text-properties fo:language="ru" fo:country="RU"/>
    </style:style>
    <style:style style:name="P11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8" style:family="paragraph" style:parent-style-name="Text_20_body">
      <loext:graphic-properties draw:fill="solid" draw:fill-color="#eeeeee" draw:opacity="100%"/>
      <style:paragraph-properties fo:background-color="#eeeeee"/>
    </style:style>
    <style:style style:name="P119" style:family="paragraph" style:parent-style-name="First_20_line_20_indent">
      <loext:graphic-properties draw:fill="solid" draw:fill-color="#eeeeee" draw:opacity="100%"/>
      <style:paragraph-properties fo:background-color="#eeeeee"/>
      <style:text-properties fo:language="ru" fo:country="RU"/>
    </style:style>
    <style:style style:name="P12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1" style:family="paragraph" style:parent-style-name="Text_20_body">
      <style:paragraph-properties fo:margin-left="0in" fo:margin-right="0in" fo:text-align="justify" style:justify-single-word="false" fo:text-indent="0in" style:auto-text-indent="false"/>
    </style:style>
    <style:style style:name="P122" style:family="paragraph" style:parent-style-name="Text_20_body">
      <style:paragraph-properties fo:margin-left="0in" fo:margin-right="0in" fo:text-align="justify" style:justify-single-word="false" fo:text-indent="0in" style:auto-text-indent="false"/>
      <style:text-properties fo:color="#800000"/>
    </style:style>
    <style:style style:name="P123" style:family="paragraph" style:parent-style-name="Text_20_body">
      <style:paragraph-properties fo:margin-left="0in" fo:margin-right="0in" fo:text-align="center" style:justify-single-word="false" fo:text-indent="0in" style:auto-text-indent="false"/>
    </style:style>
    <style:style style:name="P12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3">
      <style:text-properties fo:language="ru" fo:country="RU"/>
    </style:style>
    <style:style style:name="P14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683c94"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6d1427"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700caf"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4fc49" officeooo:paragraph-rsid="0064fc49"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5fd40" officeooo:paragraph-rsid="0065fd40"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e3cf6" officeooo:paragraph-rsid="006e3cf6"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e3cf6" officeooo:paragraph-rsid="00755d57"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764e09" officeooo:paragraph-rsid="00764e09" style:font-style-asian="normal" style:font-style-complex="normal"/>
    </style:style>
    <style:style style:name="P15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8" style:family="paragraph" style:parent-style-name="Heading_20_1">
      <loext:graphic-properties draw:fill="solid" draw:fill-color="#eeeeee" draw:opacity="100%"/>
      <style:paragraph-properties fo:background-color="#eeeeee"/>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loext:graphic-properties draw:fill="solid" draw:fill-color="#eeeeee" draw:opacity="100%"/>
      <style:paragraph-properties fo:background-color="#eeeeee"/>
      <style:text-properties fo:language="ru" fo:country="RU"/>
    </style:style>
    <style:style style:name="P163" style:family="paragraph" style:parent-style-name="Heading_20_2">
      <loext:graphic-properties draw:fill="solid" draw:fill-color="#eeeeee" draw:opacity="100%"/>
      <style:paragraph-properties fo:background-color="#eeeeee"/>
    </style:style>
    <style:style style:name="P16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800000" officeooo:rsid="003138a6"/>
    </style:style>
    <style:style style:name="T17" style:family="text">
      <style:text-properties fo:color="#800000" officeooo:rsid="004a51d7"/>
    </style:style>
    <style:style style:name="T18" style:family="text">
      <style:text-properties fo:color="#800000" officeooo:rsid="004cb1b2"/>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officeooo:rsid="0022e811"/>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fo:language="fr" fo:country="FR"/>
    </style:style>
    <style:style style:name="T29" style:family="text">
      <style:text-properties fo:color="#0000ff"/>
    </style:style>
    <style:style style:name="T30" style:family="text">
      <style:text-properties officeooo:rsid="0014b738"/>
    </style:style>
    <style:style style:name="T31" style:family="text">
      <style:text-properties officeooo:rsid="0014cfe8"/>
    </style:style>
    <style:style style:name="T32" style:family="text">
      <style:text-properties officeooo:rsid="00154d4e"/>
    </style:style>
    <style:style style:name="T33" style:family="text">
      <style:text-properties officeooo:rsid="0016f818"/>
    </style:style>
    <style:style style:name="T34" style:family="text">
      <style:text-properties officeooo:rsid="001aabd0"/>
    </style:style>
    <style:style style:name="T35" style:family="text">
      <style:text-properties officeooo:rsid="001aeb85"/>
    </style:style>
    <style:style style:name="T36" style:family="text">
      <style:text-properties officeooo:rsid="001bdda2"/>
    </style:style>
    <style:style style:name="T37" style:family="text">
      <style:text-properties officeooo:rsid="001e8d5b"/>
    </style:style>
    <style:style style:name="T38" style:family="text">
      <style:text-properties officeooo:rsid="001f3579"/>
    </style:style>
    <style:style style:name="T39" style:family="text">
      <style:text-properties officeooo:rsid="002128f4"/>
    </style:style>
    <style:style style:name="T40" style:family="text">
      <style:text-properties officeooo:rsid="002201c6"/>
    </style:style>
    <style:style style:name="T41" style:family="text">
      <style:text-properties officeooo:rsid="0022e811"/>
    </style:style>
    <style:style style:name="T42" style:family="text">
      <style:text-properties officeooo:rsid="002431e7"/>
    </style:style>
    <style:style style:name="T43" style:family="text">
      <style:text-properties officeooo:rsid="00260dd6"/>
    </style:style>
    <style:style style:name="T44" style:family="text">
      <style:text-properties officeooo:rsid="0026164a"/>
    </style:style>
    <style:style style:name="T45" style:family="text">
      <style:text-properties officeooo:rsid="0028fe91"/>
    </style:style>
    <style:style style:name="T46" style:family="text">
      <style:text-properties officeooo:rsid="00292491"/>
    </style:style>
    <style:style style:name="T47" style:family="text">
      <style:text-properties officeooo:rsid="0029b609"/>
    </style:style>
    <style:style style:name="T48" style:family="text">
      <style:text-properties officeooo:rsid="002b0e5c"/>
    </style:style>
    <style:style style:name="T49" style:family="text">
      <style:text-properties officeooo:rsid="002c83ba"/>
    </style:style>
    <style:style style:name="T50" style:family="text">
      <style:text-properties officeooo:rsid="002daa91"/>
    </style:style>
    <style:style style:name="T51" style:family="text">
      <style:text-properties officeooo:rsid="002e8005"/>
    </style:style>
    <style:style style:name="T52" style:family="text">
      <style:text-properties officeooo:rsid="002fbc34"/>
    </style:style>
    <style:style style:name="T53" style:family="text">
      <style:text-properties officeooo:rsid="002fddfd"/>
    </style:style>
    <style:style style:name="T54" style:family="text">
      <style:text-properties officeooo:rsid="003138a6"/>
    </style:style>
    <style:style style:name="T55" style:family="text">
      <style:text-properties officeooo:rsid="0035d3d2"/>
    </style:style>
    <style:style style:name="T56" style:family="text">
      <style:text-properties officeooo:rsid="00372e74"/>
    </style:style>
    <style:style style:name="T57" style:family="text">
      <style:text-properties officeooo:rsid="00374c61"/>
    </style:style>
    <style:style style:name="T58" style:family="text">
      <style:text-properties officeooo:rsid="00375c76"/>
    </style:style>
    <style:style style:name="T59" style:family="text">
      <style:text-properties officeooo:rsid="003c2179"/>
    </style:style>
    <style:style style:name="T60" style:family="text">
      <style:text-properties officeooo:rsid="003cb10c"/>
    </style:style>
    <style:style style:name="T61" style:family="text">
      <style:text-properties officeooo:rsid="003d8f7d"/>
    </style:style>
    <style:style style:name="T62" style:family="text">
      <style:text-properties officeooo:rsid="0040104e"/>
    </style:style>
    <style:style style:name="T63" style:family="text">
      <style:text-properties officeooo:rsid="004355b5"/>
    </style:style>
    <style:style style:name="T64" style:family="text">
      <style:text-properties officeooo:rsid="0043d7ef"/>
    </style:style>
    <style:style style:name="T65" style:family="text">
      <style:text-properties officeooo:rsid="0043eb1a"/>
    </style:style>
    <style:style style:name="T66" style:family="text">
      <style:text-properties officeooo:rsid="00476e64"/>
    </style:style>
    <style:style style:name="T67" style:family="text">
      <style:text-properties officeooo:rsid="004819e5"/>
    </style:style>
    <style:style style:name="T68" style:family="text">
      <style:text-properties officeooo:rsid="0048da7f"/>
    </style:style>
    <style:style style:name="T69" style:family="text">
      <style:text-properties officeooo:rsid="004a51d7"/>
    </style:style>
    <style:style style:name="T70" style:family="text">
      <style:text-properties officeooo:rsid="004c053c"/>
    </style:style>
    <style:style style:name="T71" style:family="text">
      <style:text-properties officeooo:rsid="004d73b5"/>
    </style:style>
    <style:style style:name="T72" style:family="text">
      <style:text-properties officeooo:rsid="004e8d07"/>
    </style:style>
    <style:style style:name="T73" style:family="text">
      <style:text-properties officeooo:rsid="004ff330"/>
    </style:style>
    <style:style style:name="T74" style:family="text">
      <style:text-properties officeooo:rsid="0051a47f"/>
    </style:style>
    <style:style style:name="T75" style:family="text">
      <style:text-properties officeooo:rsid="005a19ae"/>
    </style:style>
    <style:style style:name="T76" style:family="text">
      <style:text-properties officeooo:rsid="0060d5b9"/>
    </style:style>
    <style:style style:name="T77" style:family="text">
      <style:text-properties officeooo:rsid="00630ddc"/>
    </style:style>
    <style:style style:name="T78" style:family="text">
      <style:text-properties officeooo:rsid="0064fc49"/>
    </style:style>
    <style:style style:name="T79" style:family="text">
      <style:text-properties officeooo:rsid="00700caf"/>
    </style:style>
    <style:style style:name="T80" style:family="text">
      <style:text-properties officeooo:rsid="007409f9"/>
    </style:style>
    <style:style style:name="T81" style:family="text">
      <style:text-properties officeooo:rsid="0077375f"/>
    </style:style>
    <style:style style:name="T82" style:family="text">
      <style:text-properties officeooo:rsid="007820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3622974591727591" text:style-name="L1">
        <text:list-item>
          <text:p text:style-name="P141">добавить детектив <text:span text:style-name="T1">(реализовано)</text:span>+ магические уроки/трактаты Старсвирла</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5430613640362621081" text:style-name="L2">
        <text:list-item>
          <text:p text:style-name="P143">«Великие грифоны прошлого» - из канона (5<text:span text:style-name="T5">s8e)</text:span></text:p>
        </text:list-item>
        <text:list-item>
          <text:p text:style-name="P143">«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Магия для Чайников» - обмен</text:p>
        </text:list-item>
        <text:list-item>
          <text:p text:style-name="P143">«Энциклопедия Арканум» - обмен</text:p>
        </text:list-item>
        <text:list-item>
          <text:p text:style-name="P143">«О Гейсах» - обмен</text:p>
        </text:list-item>
        <text:list-item>
          <text:p text:style-name="P143">«Тайны Тайных Наук» - обмен</text:p>
        </text:list-item>
        <text:list-item>
          <text:p text:style-name="P143">«Основы Заклятий» - обмен</text:p>
        </text:list-item>
        <text:list-item>
          <text:p text:style-name="P14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685362421514593645" text:style-name="L3">
        <text:list-item>
          <text:p text:style-name="P14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4">Селестия — переменчивая пони. В одно время не строгая, а в другое может быть такой, что страшно становится</text:p>
        </text:list-item>
        <text:list-item>
          <text:p text:style-name="P14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4">Около 820-ти лет назад будущий маг Лайтнинг Стар поступил на обучение к наставнику Тииспоту</text:p>
        </text:list-item>
        <text:list-item>
          <text:p text:style-name="P14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4">У Селестии грива и хвост развеваются и переливаются от магического шампуня</text:p>
        </text:list-item>
        <text:list-item>
          <text:p text:style-name="P144">Тело Селестии очень крепкое — может выдержать несколько тонн земли</text:p>
        </text:list-item>
        <text:list-item>
          <text:p text:style-name="P144">Дискорд намного старше принцесс, его магия сильнее ихней на голову</text:p>
        </text:list-item>
        <text:list-item>
          <text:p text:style-name="P144">Луна младше Селестии на 3 года. Сёстрам около 5000 лет. По другим данным, Селестии около 2500 лет.</text:p>
        </text:list-item>
        <text:list-item>
          <text:p text:style-name="P144">Принцессы начали войну с Дискордом в возрасте, когда им было около 700 лет — и продолжалась война почти сто лет</text:p>
        </text:list-item>
        <text:list-item>
          <text:p text:style-name="P144">Самый главный враг сестёр и Дискорда — скука</text:p>
        </text:list-item>
        <text:list-item>
          <text:p text:style-name="P144">В Эквестрии на одного жеребца приходится четыре - пять кобыл</text:p>
        </text:list-item>
        <text:list-item>
          <text:p text:style-name="P14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4">Селестия в первые полторы тысячи лет путешествовала — и заварила несколько войн (две — с Эквестрией, в одной была против Луны)</text:p>
        </text:list-item>
        <text:list-item>
          <text:p text:style-name="P144">Настоящий цвет гривы Селестии — клубнично-розовая. Радужный цвет гривы и хвоста поддерживается магией</text:p>
        </text:list-item>
        <text:list-item>
          <text:p text:style-name="P144">Кроме Дискорда, старше сестёр ещё старейшина драконов</text:p>
        </text:list-item>
        <text:list-item>
          <text:p text:style-name="P144">Кэйденс не прожила и 60-ти лет и является низкорожденной</text:p>
        </text:list-item>
        <text:list-item>
          <text:p text:style-name="P14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44">Народ тихо фигел от нововведений и с ещё большим ожесточением продолжал делать по-своему</text:p>
        </text:list-item>
        <text:list-item>
          <text:p text:style-name="P14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4">Когда пони женятся, они обмениваются ножными браслетами</text:p>
        </text:list-item>
        <text:list-item>
          <text:p text:style-name="P144">Светилами, кроме сестёр, могут управлять единороги (группы), Дискорд, Твайлайт и Старсвирл</text:p>
        </text:list-item>
        <text:list-item>
          <text:p text:style-name="P144">Королева Кризалис — правительница Зелёной Долины</text:p>
        </text:list-item>
        <text:list-item>
          <text:p text:style-name="P144">Мать Луны и Селестии — аликорн Лорен. Мать Дискорда — Алиса (пони-человек)</text:p>
        </text:list-item>
        <text:list-item>
          <text:p text:style-name="P14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3">Искусственный интеллект. Создан Владом и Максом. Разработан для управления корпорациями.</text:p>
      <text:h text:style-name="Heading_20_3" text:outline-level="3">Селестия</text:h>
      <text:p text:style-name="P11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11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1">Единорог. Холост, молод, мечтателен. Живёт в Кантерлоте. В свободное время рисует облака.</text:p>
      <text:h text:style-name="Heading_20_3" text:outline-level="3">Алекс</text:h>
      <text:p text:style-name="P121">Менеджер проектов, над одним из которых (Нексус) работает Макс.</text:p>
      <text:h text:style-name="Heading_20_3" text:outline-level="3">Ростик</text:h>
      <text:p text:style-name="P121">Лидер команды тестировщиков</text:p>
      <text:h text:style-name="Heading_20_3" text:outline-level="3">Стас</text:h>
      <text:p text:style-name="P121">Программист-новичок в команде Макса.</text:p>
      <text:h text:style-name="Heading_20_3" text:outline-level="3">Рома</text:h>
      <text:p text:style-name="P121">Программист в команде UI-программистов</text:p>
      <text:h text:style-name="Heading_20_3" text:outline-level="3"><text:soft-page-break/>Анджела</text:h>
      <text:p text:style-name="P121">Сисадмин. Флиртует с Максом.</text:p>
      <text:p text:style-name="P121"/>
      <text:h text:style-name="Heading_20_2" text:outline-level="2">Положения</text:h>
      <text:p text:style-name="P12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60"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13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92"><text:span text:style-name="T5">&gt;\</text:span>Привет, Нексус. Это Макс.</text:p>
      <text:p text:style-name="P92"><text:span text:style-name="T5">&lt;\</text:span>Привет Макс. <text:span text:style-name="T1">Рад тебя видеть. Где ты отсутствовал три дня?</text:span></text:p>
      <text:p text:style-name="P9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92"><text:span text:style-name="T5">&gt;\</text:span>Как называется наш проект?</text:p>
      <text:p text:style-name="P92"><text:span text:style-name="T5">&lt;\</text:span>Дайсон.</text:p>
      <text:p text:style-name="P92"><text:span text:style-name="T5">&gt;\</text:span>Сколько тебе лет?</text:p>
      <text:p text:style-name="P92"><text:span text:style-name="T5">&lt;\</text:span>Два года с начала запуска кластера.</text:p>
      <text:p text:style-name="P92"><text:span text:style-name="T5">&gt;\</text:span>Какой сейчас год?</text:p>
      <text:p text:style-name="P92"><text:soft-page-break/><text:span text:style-name="T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92"><text:span text:style-name="T5">&gt;\</text:span>Нексус, отключи память <text:span text:style-name="T1">заданий</text:span> за последнюю неделю.</text:p>
      <text:p text:style-name="P92"><text:span text:style-name="T5">&lt;\</text:span>Выполнено.</text:p>
      <text:p text:style-name="P9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2"><text:span text:style-name="T5">&lt;\</text:span><text:span text:style-name="T1">Тебя понял. Читаю задачу...</text:span></text:p>
      <text:p text:style-name="P9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93">Ограничени<text:span text:style-name="T1">е 2: решение должно находиться в правовых рамках уголовного и административного кодекса.</text:span></text:p>
      <text:p text:style-name="P9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3"><text:span text:style-name="T5">&lt;\</text:span><text:span text:style-name="T1">Выполняю задачу</text:span>...</text:p>
      <text:p text:style-name="P93"><text:span text:style-name="T5">&lt;\</text:span>...</text:p>
      <text:p text:style-name="P93"><text:span text:style-name="T5">&lt;\</text:span>Решение:</text:p>
      <text:p text:style-name="P9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92"><text:span text:style-name="T5">&gt;</text:span>\Нексус, почему ты используешь жёсткие настройки <text:span text:style-name="T1">для решения задачи</text:span>?</text:p>
      <text:p text:style-name="P92"><text:span text:style-name="T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9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6">Ага, уже теплее.</text:p>
      <text:p text:style-name="P36"/>
      <text:p text:style-name="P92"><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98">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123">***</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2">AI <text:span text:style-name="T2">– </text:span><text:span text:style-name="T2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95">Музыка быстрая, тревожная, надорваная и печальная (Pet Shop Boys “So Hard” ?)</text:p>
      <text:p text:style-name="P25"/>
      <text:p text:style-name="P12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12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8">Jack of Hearts</text:span><text:span text:style-name="T28"><text:note text:id="ftn7" text:note-class="footnote"><text:note-citation>7</text:note-citation><text:note-body><text:p text:style-name="Footnote"><text:bookmark text:name="result_box1"/><text:span text:style-name="T28">Jack of Hearts</text:span> <text:span text:style-name="T1">– Червовый валет (фр.)</text:span></text:p></text:note-body></text:note></text:span><text:span text:style-name="T2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96">Музыка медленная, фэнтезийная, средневековая, изысканая, дворцовая (стиль Dire Straits “Coyote”)</text:p>
      <text:p text:style-name="P11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96"/>
      <text:p text:style-name="P19">Глава IV. Пределы магии</text:p>
      <text:p text:style-name="P18"/>
      <text:p text:style-name="P19">Вашему покорному слуге известны четыре предела магии: </text:p>
      <text:list xml:id="list7174254047515146289"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32">– <text:span text:style-name="T1">Восемь, о учитель!</text:span></text:p><text:p text:style-name="P132">–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9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9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4">Я потянулся. Хватит на сегодня чтения. Настало время ежедневной прогулки по городу. Тем более, что у меня есть деньги.</text:p>
      <text:p text:style-name="P9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4">Так что даже на ремонт одежды и покупку необходимых в повседневной жизни мелочей у меня финансов не было. До недавнего времени. </text:p>
      <text:p text:style-name="P9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9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9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text:span text:style-name="T41">бракованные </text:span><text:span text:style-name="T24">парящие платформы</text:span><text:span text:style-name="T22">.</text:span> Но дворцовым бюрократам необязательно ж знать, КАК я их уничтожаю, хе-хе! Некоторые из <text:span text:style-name="T22">платформ </text:span>уничтожаются путём повышенного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text:span><text:span text:style-name="T24">тихо </text:span><text:span text:style-name="T22">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6"/>
      <text:p text:style-name="P38">На книгу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text:soft-page-break/>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7">***</text:p>
      <text:p text:style-name="P47"/>
      <text:p text:style-name="P8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9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text:span text:style-name="T42">и пропадать с карт</text:span>,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8">Но величайшая справедливость юниверсума заключается в том, что не существует безвыходных положений. Всегда есть надежда.</text:p>
      <text:p text:style-name="P88">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8">Как исполнить первую часть задачи — призвать его — я поведаю, а со второй частью <text:span text:style-name="T42">е</text:span>######<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text:soft-page-break/></text:p>
      <text:p text:style-name="P44">&lt;<text:span text:style-name="T11">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61" text:outline-level="2"><text:span text:style-name="T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text:soft-page-break/>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7">***</text:p>
      <text:p text:style-name="P44">&lt;<text:span text:style-name="T29">Depeche Mode - Painkiller</text:span>&gt;</text:p>
      <text:p text:style-name="P8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по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83">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text:soft-page-break/>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text:span text:style-name="T63">Через некоторое время</text:span>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text:span text:style-name="T64">е</text:span>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Heading_20_2" text:outline-level="2"><text:soft-page-break/><text:span text:style-name="T5">6. </text:span>“Феникс”</text:h>
      <text:p text:style-name="P74"/>
      <text:p text:style-name="P91"><text:span text:style-name="T48">~~~ </text:span>Завтра на <text:span text:style-name="T55">семь</text:span> в библиотеке <text:span text:style-name="T48">~~~</text:span></text:p>
      <text:p text:style-name="P91"/>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text:span text:style-name="T49">откалибровать</text:span>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text:span text:style-name="T30">и мягче пуха</text:span>!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text:span text:style-name="T44">шестой</text:span>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text:span text:style-name="T36">знания </text:span>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8">Я посмотрел на часы. До <text:span text:style-name="T55">семи</text:span> оставалось двадцать минут — как раз, чтоб успеть <text:span text:style-name="T31">дойти до библиотеки.</text:span></text:p>
      <text:p text:style-name="P49">– <text:span text:style-name="T32">На сегодня довольно. Я ж вижу, ты торопишься. – заметил Норф.</text:span></text:p>
      <text:p text:style-name="P71">Я благодарно кивнул и принялся собирать<text:span text:style-name="T33">ся</text:span>. <text:span text:style-name="T33">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span></text:p>
      <text:p text:style-name="P72">Я закрыл саквояж и сунул его в рюкзак.</text:p>
      <text:p text:style-name="P50">– <text:span text:style-name="T34">Завтра будешь? </text:span>– <text:span text:style-name="T34">спросил Норф.</text:span></text:p>
      <text:p text:style-name="P50">– <text:span text:style-name="T34">В то же время. </text:span>– <text:span text:style-name="T34">подтвердил я.</text:span></text:p>
      <text:p text:style-name="P50"/>
      <text:p text:style-name="P70">***</text:p>
      <text:p text:style-name="P50"/>
      <text:p text:style-name="P72">Знакомый силуэт уже <text:span text:style-name="T35">поджидал меня в полумраке читального зала. Селестия стояла между книжных шкафов, куда не доставал мягкий свет светильника.</text:span></text:p>
      <text:p text:style-name="P51">– <text:span text:style-name="T54">Здрасьте!</text:span></text:p>
      <text:p text:style-name="P73">Аликорница не ответила, всматриваясь в глобус.</text:p>
      <text:p text:style-name="P52">– <text:span text:style-name="T37">Привет, говорю! </text:span>– <text:span text:style-name="T37">я подошёл вплотную и легонько сжал ей холку.</text:span></text:p>
      <text:p text:style-name="P53"><text:soft-page-break/>– <text:span text:style-name="T37">А, это ты, Макс? Привет. </text:span>– <text:span text:style-name="T38">аликорница, наконец, оторвалась от разноцветной сферы. </text:span>– <text:span text:style-name="T39">Как осваиваешься?</text:span></text:p>
      <text:p text:style-name="P54">– <text:span text:style-name="T40">Нормально осваиваюсь. Работу себе нашёл. К <text:s/>Норфолку Каррусу в ученики записался.</text:span></text:p>
      <text:p text:style-name="P55">– <text:span text:style-name="T40">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text:span>— <text:span text:style-name="T41">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text:span>– <text:span text:style-name="T43">Селестия улыбнулась воспоминаниям. </text:span>– <text:span text:style-name="T43">Давненько к нему не захаживала. Как он?</text:span></text:p>
      <text:p text:style-name="P55">– <text:span text:style-name="T43">Честно говоря, не очень. </text:span>– <text:span text:style-name="T43">я не стал огорчать принцессу тем фактом, что её друг теперь стал старым в буквальном смысле слова. </text:span>– <text:span text:style-name="T43">А ты, я вижу, выздоравливаешь? Доктор Плантаго разрешил ходить без корсета?</text:span></text:p>
      <text:p text:style-name="P56">– <text:span text:style-name="T45">Да, уже пять дней. Так здорово снова чувствовать свои мышцы! Корсет был ужасен.</text:span></text:p>
      <text:p text:style-name="P75">Аликорница прошлась <text:span text:style-name="T46">передо мной с раскрытыми крыльями, демонстрируя восстановленную работоспособность.</text:span></text:p>
      <text:p text:style-name="P57">– <text:span text:style-name="T54">Ну что же, и я рад за тебя. </text:span>– <text:span text:style-name="T47">я отвернулся, присел на край стола и стал изучать потолок. </text:span>– <text:span text:style-name="T47">Зачем вызывала?</text:span></text:p>
      <text:p text:style-name="P76">Шаги <text:span text:style-name="T53">сзади </text:span>прекратились. Некоторое время за спиной было тихо. Потом из-за моего плеча показалась голова <text:span text:style-name="T48">а</text:span>ликорницы. Её нос почти упёрся в мой, а <text:span text:style-name="T48">розовый глаз заполнил всё видимое пространство</text:span>.</text:p>
      <text:p text:style-name="P58">– <text:span text:style-name="T50">Ты сердишься?</text:span></text:p>
      <text:p text:style-name="P78">Её ресницы щекотали мне щёку. Я отодвинул её морду от лица и сказал скучающим тоном:</text:p>
      <text:p text:style-name="P58">– <text:span text:style-name="T50">Та не, с чего бы? За что мне на тебя сердиться?</text:span></text:p>
      <text:p text:style-name="P59">– <text:span text:style-name="T53">Но ты ведёшь себя как чужой. Как будто мы незнакомы! Ещё чуть-чуть, и станешь называть меня на «Вы» и «Ваше Высочество».</text:span></text:p>
      <text:p text:style-name="P79">Меня прорвало.</text:p>
      <text:p text:style-name="P62">– <text:span text:style-name="T54">Ха! Это я веду себя как чужой?!! Я?!! А кто исчез на неделю? Без единой, блин, весточки! «Как будто мы незнакомы»! </text:span>– <text:span text:style-name="T54">съязвил я. </text:span>– <text:span text:style-name="T54">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text:span>— <text:span text:style-name="T54"><text:s/>бросила, захотела </text:span>— <text:span text:style-name="T54">снова вспомнила? Я не игрушка, блин!!!</text:span></text:p>
      <text:p text:style-name="P82">Я вытащил из заднего кармана <text:span text:style-name="T62">брюк </text:span>смятую записку с королевскими вензелями и бросил её <text:span text:style-name="T71">под ноги Селестии</text:span>.</text:p>
      <text:p text:style-name="P79">Аликорница начала молча ходить передо мной взад-вперёд <text:span text:style-name="T57">поджав губы и нервно подёргивая хвостом</text:span>. Я пересчи<text:span text:style-name="T58">тывал</text:span> книги на верхней полке шкафа.</text:p>
      <text:p text:style-name="P79">Наконец <text:span text:style-name="T58">Селестия</text:span> <text:span text:style-name="T59">развернулась</text:span> и глубоко <text:span text:style-name="T57">вы</text:span>дохнула.</text:p>
      <text:p text:style-name="P60">– <text:span text:style-name="T56">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span></text:p>
      <text:p text:style-name="P80">Я подошёл к аликорнице и прикоснулся к её шее.</text:p>
      <text:p text:style-name="P61">– <text:span text:style-name="T60">Всё в порядке. Я тебя понимаю </text:span>— <text:span text:style-name="T60">и ценю твоё признание. Сам бы ещё и не так себя повёл на твоём месте.</text:span></text:p>
      <text:p text:style-name="P61">– <text:span text:style-name="T60">Да? А как бы ты себя повёл? </text:span>– <text:span text:style-name="T60">заинтересовалась Селестия.</text:span></text:p>
      <text:p text:style-name="P80">Я вспомнил свои неудачные попытки завязать личную жизнь с девушками. Конечно, <text:span text:style-name="T61">те</text:span> были далеки от совершенства. Но так ли безгрешен был я сам?</text:p>
      <text:p text:style-name="P61">– <text:span text:style-name="T60">Я бы не извинился. Огрызался бы и считал себя правым до последнего. Ещё и послал бы подальше.</text:span></text:p>
      <text:p text:style-name="P80"><text:soft-page-break/>Аликорница насмешливо покачала головой.</text:p>
      <text:p text:style-name="P61">– <text:span text:style-name="T60">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span></text:p>
      <text:p text:style-name="P81">Я <text:span text:style-name="T65">снова присел на столик, теперь уже лицом к аликорнице.</text:span></text:p>
      <text:p text:style-name="P63">– <text:span text:style-name="T65">Так что случилось? Куда ты пропадала? Рассказывай.</text:span></text:p>
      <text:p text:style-name="P84">Смешливость Селестии моментально сошла на нет. <text:span text:style-name="T66">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span></text:p>
      <text:p text:style-name="P64">– <text:span text:style-name="T66">Что ты видишь? </text:span>– <text:span text:style-name="T66">спросила она напряжённо.</text:span></text:p>
      <text:p text:style-name="P65">– <text:span text:style-name="T67">Часть побережья. К побережью подходит лес. Неподалёку проходит железная дорога. Чуть-чуть ниже по карте проходит граница Эквестрии. </text:span>– <text:span text:style-name="T67">послушно ответил я. И удивлённо замолк, услышав тяжёлое дыхание аликорницы.</text:span></text:p>
      <text:p text:style-name="P66">– <text:span text:style-name="T67">Тут был город. Граница проходила дальше, а тут был город. Железная дорога делала изгиб и проходила через него. </text:span>– <text:span text:style-name="T70">аликорница произносила эти слова через силу, закрыв глаза, как бы во сне.</text:span></text:p>
      <text:p text:style-name="P85">Я внимательно посмотрел на карту. Никакого города там не было. <text:span text:style-name="T68">Железная дорога стрункой проходила через лес, нигде особо не отклоняясь от ровной линии до самых гор.</text:span></text:p>
      <text:p text:style-name="P67">– <text:span text:style-name="T72">Ты не ошиблась? Нет тут никакого города.</text:span></text:p>
      <text:p text:style-name="P67">– <text:span text:style-name="T72">Сейчас нет. Раньше был. </text:span>– <text:span text:style-name="T72">еле слышно прошептала аликорница.</text:span></text:p>
      <text:p text:style-name="P67">– <text:span text:style-name="T72">Чего ты так волнуешься? Может, на более подробной карте есть? Я бы на точность глобуса не слишком полагался.</text:span></text:p>
      <text:p text:style-name="P68">– <text:span text:style-name="T73">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его место. Как будто его не было!</text:span></text:p>
      <text:p text:style-name="P68">– <text:span text:style-name="T73">Так, может, его и не было? </text:span>– <text:span text:style-name="T74">заметил я цинично.</text:span></text:p>
      <text:p text:style-name="P8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9">– <text:span text:style-name="T74">Ты прав. Теперь уже не было. Было когда-то такое страшное заклинание </text:span>— <text:span text:style-name="T73">стирание из бытия. Точнее, его нет и не было после того, как я замкнула его на его создателя, Иггуса. Суть заклинания в том, что оно стирает обьект из реальности. Не уничтожает, а именно стирает. Был обьект, а после воздействия заклинания — нет, и никогда </text:span>— <text:span text:style-name="T73">понимаешь </text:span>— <text:span text:style-name="T73">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span></text:p>
      <text:p text:style-name="P69">– <text:span text:style-name="T74">А как ты сама помнишь о том заклинании, если оно стёрто из бытия? </text:span>– <text:span text:style-name="T74">резонно подметил я.</text:span></text:p>
      <text:p text:style-name="P69">– <text:span text:style-name="T74">У меня есть защита памяти. Я поставила её, когда сражалась с Иггусом… Правда, защита еле действует, так как прошло очень много времени.</text:span></text:p>
      <text:p text:style-name="P87">Так вот, сейчас у меня такое впечатление, что город попал под действие стирающего заклинания. Очень похожие последствия. От <text:span text:style-name="T77">города</text:span> не осталось ни следа. Он исчез со всех карт. Упоминаний о нём нет ни в книгах, ни в документах. <text:span text:style-name="T76">Н</text:span>икто о нём не помнит. Я сама вспомнила о нём только благодаря защите. И то, название вспомнить не могу до сих пор.</text:p>
      <text:p text:style-name="P87">Я разбирала накопившиеся отчёты с дальних границ и внезапно вспомнила, что уже месяц не получала вестей из… неважно, пусть это будет <text:span text:style-name="T75">Вайпед! Так вот, внезапно я услышала давно забытый колокольчик моей защиты от забвения. Я вспомнила, что ещё месяц назад перечитывала тревожные вести из Вайпеда. Там начала проваливаться земля. Всё более тревожные отчёты шли один за другим. </text:span><text:soft-page-break/><text:span text:style-name="T75">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span></text:p>
      <text:p text:style-name="P149">Аликорница потёрла <text:span text:style-name="T80">висок</text:span> и растерянно посмотрела на меня.</text:p>
      <text:p text:style-name="P146">– <text:span text:style-name="T78">Мне только что пришло в голову… А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от забвения не работает в обратную сторону.</text:span></text:p>
      <text:p text:style-name="P150">Я обнял аликорницу, успокаивая.</text:p>
      <text:p text:style-name="P147">– <text:span text:style-name="T82">Ну, не волнуйся, принцесса. Ты делаешь всё, что от тебя зависит. Не твоя вина, если это происходит.</text:span></text:p>
      <text:p text:style-name="P151">Селестия рассеянно <text:span text:style-name="T79">мотнула головой</text:span>, <text:span text:style-name="T79">не </text:span>соглашаясь со мной.</text:p>
      <text:p text:style-name="P148">– <text:span text:style-name="T79">Я, как правитель Эквестрии, отвечаю за всё, что творится в моей стране. Луна не в счёт, она ещё несколько лет не будет в состоянии полноценно править...</text:span></text:p>
      <text:p text:style-name="P152">Она проследовала к выходу, кивком приглашая меня следовать за ней.</text:p>
      <text:p text:style-name="P152"/>
      <text:p text:style-name="P152"/>
      <text:p text:style-name="P152"/>
      <text:p text:style-name="P153">&lt;Прошли мимо тайной полянки — Потом, попозже — виновато улыбнулась Селестия.</text:p>
      <text:p text:style-name="P153">Они поднялись по сторожевой башенке на городскую стену над обрывом. Подземный толчок чуть не скидывает Макса вниз — Селестия за шиворот оттаскивает от края. Потом — на полянку. <text:span text:style-name="T81">После — эпизод с маленькими пегасами.</text:span>&gt;</text:p>
      <text:p text:style-name="P46">&lt;<text:span text:style-name="T11">Селестия рассказывает про эпизод с жеребятами-пегасами в лётной школе. </text:span><text:span text:style-name="T18">Прогулка к крепостной стене у пропасти. </text:span><text:span text:style-name="T11">Лёгкое землятрясение.</text:span>&gt;</text:p>
      <text:p text:style-name="P44"/>
      <text:p text:style-name="P44"/>
      <text:p text:style-name="P45">Откуда-то с окраины парка донёсся еле слышный вопль:</text:p>
      <text:p text:style-name="P45">– Индиго-о-о! Индиго-о-о-о! Домой!! Где эта несносная кобылка?!</text:p>
      <text:p text:style-name="P45">Я вспомнил утреннюю встречу.</text:p>
      <text:p text:style-name="P45">– У меня к тебе просьба от одной весьма бойкой особы.</text:p>
      <text:p text:style-name="P45">– Да? – отвлеклась от мрачных дум аликорница.</text:p>
      <text:p text:style-name="P45">– Некая Индиго Мэдтроттер просила тебя найти её подружку, Шейлу Блюскай. Якобы, она пропала.</text:p>
      <text:p text:style-name="P45">– Шейла? – Селестия тёрла копытом висок, старалась освежить память. – Да-да, помню её.</text:p>
      <text:p text:style-name="P45"/>
      <text:p text:style-name="P45"/>
      <text:p text:style-name="P45">&lt;Индиго Мэдтроттер утратила Шейлу Блюскай. Селестия вспоминает эпизод с Шейлой.&gt;</text:p>
      <text:p text:style-name="P45"/>
      <text:p text:style-name="P45">&lt;<text:span text:style-name="T11">(после 34:</text:span></text:p>
      <text:p text:style-name="P77"><text:span text:style-name="T11">← </text:span><text:span text:style-name="T16">Не понял? </text:span><text:span text:style-name="T11">А что это, если не любовь?</text:span></text:p>
      <text:p text:style-name="P34">- Мааакс! - мягко произнесла аликорница. - Аликорны не могут любить. Я же тебе рассказывала прямо перед этим. Думала, ты поймёшь...</text:p>
      <text:p text:style-name="P33">– <text:span text:style-name="T51">Охренеть</text:span>! А <text:span text:style-name="T52">зачем</text:span> ты завела отношения со мной? <text:span text:style-name="T52">Тебе жеребцов из дворцовой стражи не хватает? </text:span><text:soft-page-break/><text:span text:style-name="T52">Свежачка захотелось? </text:span></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5"><text:span text:style-name="T11">– <text:s/>Мне очень жаль...</text:span>&gt;</text:p>
      <text:p text:style-name="P45"/>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89">&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1"/>
      <text:p text:style-name="P39"/>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text:soft-page-break/>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63"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text:soft-page-break/>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6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oft-page-break/><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63"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soft-page-break/>...</text:p>
      <text:p text:style-name="P2"/>
      <text:h text:style-name="P163"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text:soft-page-break/>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oft-page-break/><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63" text:outline-level="2">В библиотеке замка Селестии</text:h>
      <text:p text:style-name="P11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oft-page-break/><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6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oft-page-break/><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text:soft-page-break/>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6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oft-page-break/><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63"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text:soft-page-break/></text:p>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3" text:outline-level="2">Сон Макса</text:h>
      <text:p text:style-name="P118"/>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oft-page-break/><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6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oft-page-break/><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oft-page-break/><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oft-page-break/><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oft-page-break/><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63"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text:soft-page-break/>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6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6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63"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63"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63"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3" text:outline-level="2">Поиск решения</text:h>
      <text:p text:style-name="P11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6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2"/>
      <text:h text:style-name="P16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3"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3" text:outline-level="2"><text:soft-page-break/>След?</text:h>
      <text:p text:style-name="P118"/>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3"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102"/>
      <text:p text:style-name="P10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2"/>
      <text:p text:style-name="P99">Разговор не клеился.</text:p>
      <text:p text:style-name="P10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2"><text:span text:style-name="T5">– </text:span>Ну хорошо. Убедила. В конце-концов, можем поступить так. Вы с Флатти вернётесь обратно а я продолжу поиски здесь.</text:p>
      <text:p text:style-name="P10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102"><text:span text:style-name="T5">– </text:span>Вы можете связываться со мной раз в месяц по коридору.</text:p>
      <text:p text:style-name="P10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2">Эпплджек недоверчиво хмыкнула.</text:p>
      <text:p text:style-name="P10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2"><text:span text:style-name="T5">– </text:span>Конечно оставаться. Кто ещё, кроме нас, может найти её?</text:p>
      <text:p text:style-name="P102"><text:span text:style-name="T5">– </text:span>Я думал, ты не сможешь оставить Энджела и всех остальных надолго.</text:p>
      <text:p text:style-name="P10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8"><text:span text:style-name="T5">– </text:span>Извини, Флаттершай, забылся.</text:p>
      <text:p text:style-name="P108"><text:span text:style-name="T5">– </text:span>Та ладно, я ж не против, – возразила Эпплджек. – Не парься, Флатти. Было б хуже, если б он <text:s/>назвал меня Эпплджек на людях.</text:p>
      <text:p text:style-name="P108"><text:span text:style-name="T5">– </text:span>Ты так... – запнулась Флаттершай. – Так быстро забыла свою ферму. И...</text:p>
      <text:p text:style-name="P10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8"><text:span text:style-name="T5">– </text:span>Как ты можешь так говорить? – расплакалась Флаттершай.</text:p>
      <text:p text:style-name="P108"><text:span text:style-name="T5">– </text:span>Эй, девушки, не ссорьтесь! Мы — одна команда! И надеюсь, останемся ею и в дальнейшем. </text:p>
      <text:list xml:id="list4083513932236921265" text:style-name="L5">
        <text:list-header>
          <text:p text:style-name="P1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8"><text:soft-page-break/><text:span text:style-name="T5">– </text:span>А если нет? – Эпплджек смотрела мне мне прямо в глаза.</text:p>
      <text:list xml:id="list191324324292829" text:continue-numbering="true" text:style-name="L5">
        <text:list-header>
          <text:p text:style-name="P154">Я молча пожал плечами. Эпплджек уверенно продолжила.</text:p>
        </text:list-header>
      </text:list>
      <text:p text:style-name="P10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8"><text:span text:style-name="T5">– </text:span>Спасибо, ЭйДжей.</text:p>
      <text:p text:style-name="P10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322680656626" text:continue-numbering="true" text:style-name="L5">
        <text:list-header>
          <text:p text:style-name="P154">Флаттершай пробормотала нечто, показавшееся мне знакомым.</text:p>
        </text:list-header>
      </text:list>
      <text:p text:style-name="P108"><text:span text:style-name="T5">– </text:span>Флатти, ты что-то сказала? Я не расслышал.</text:p>
      <text:p text:style-name="P108"><text:span text:style-name="T5">– </text:span>Намерение Изменяет Реальность.</text:p>
      <text:p text:style-name="P108"><text:span text:style-name="T5">– </text:span>Эээ. А где ты слышала эту фразу, если не секрет?</text:p>
      <text:p text:style-name="P10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323482579226" text:continue-numbering="true" text:style-name="L5">
        <text:list-header>
          <text:p text:style-name="P154">У меня как будто вспыхнула лампочка в мозгу. Кирпичики быстро выстраивались в целостную картину. Я ринулся в прихожую.</text:p>
        </text:list-header>
      </text:list>
      <text:p text:style-name="P108"><text:span text:style-name="T5">– </text:span>Флатти, ЭйДжей, буду через час. Ждите!</text:p>
      <text:p text:style-name="P102"/>
      <text:h text:style-name="P162" text:outline-level="2">Почти.</text:h>
      <text:p text:style-name="P116"/>
      <text:p text:style-name="P108">В офисе меня встретил лыбящийся Стас.</text:p>
      <text:p text:style-name="P10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8">Я уставился на Стаса и он, захлёбываясь от торопливости, начал <text:span text:style-name="T5">расказывать</text:span>.</text:p>
      <text:p text:style-name="P10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8">– Ты его уничтожил?</text:p>
      <text:p text:style-name="P108">– Кого?</text:p>
      <text:p text:style-name="P108">– Этический модуль. Селестию.</text:p>
      <text:p text:style-name="P10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8">– Ты его уничтожил?</text:p>
      <text:p text:style-name="P10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8">– То есть, на домашнем компьютере Влада модуль работает и дальше?</text:p>
      <text:p text:style-name="P108"><text:soft-page-break/>– Ага. К нему-то у меня доступа нету. Но в кластер к Нексусу он больше не пролезет.</text:p>
      <text:p text:style-name="P108">– Спасибо, Стас. Ты молодец.</text:p>
      <text:p text:style-name="P108">Ниточка, чуть было не прервавшаяся в офисе, повела в квартиру Влада.</text:p>
      <text:p text:style-name="P108"/>
      <text:h text:style-name="P162" text:outline-level="2">Дискорд</text:h>
      <text:p text:style-name="P118"/>
      <text:p text:style-name="P116">Девушки поспешно собирались, пока я растолковывал им задачу.</text:p>
      <text:p text:style-name="P11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5">– </text:span>Это тот твой приятель, который разбился с полгода назад? – спросила Эпплджек.</text:p>
      <text:p text:style-name="P116"><text:span text:style-name="T5">– </text:span>Да, это он.</text:p>
      <text:p text:style-name="P116"><text:span text:style-name="T5">– </text:span>А как мы попадём в его квартиру? Там сейчас кто-то живёт? – Флаттершай прыгала на одной ноге, натягивая кед.</text:p>
      <text:p text:style-name="P11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117">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5">– </text:span>Макс, что случилось? У нас проблемы?</text:p>
      <text:p text:style-name="P11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5">–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5">– </text:span>Нет нужды. Лучше станьте-ка сзади меня так, чтобы заслонить от этих бабулек и от вооон той камеры наблюдения.</text:p>
      <text:list xml:id="list1956257119366590731" text:style-name="L6">
        <text:list-header>
          <text:p text:style-name="P1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10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8">Раздался лёгкий «кряк» и дверь подалась.</text:p>
      <text:p text:style-name="P134"><text:span text:style-name="T5">– </text:span>Девушки, заходим.</text:p>
      <text:p text:style-name="P10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8">Прихожая встретила нас толстым слоем пыли. Мы тихонько прошли внутрь и я закрыл дверь изнутри.</text:p>
      <text:p text:style-name="P102"><text:span text:style-name="T1">Компьютер</text:span> стоял там же, где и обычно <text:span text:style-name="T1">— в личном кабинете Влада на столе у окна.</text:span></text:p>
      <text:p text:style-name="P134"><text:span text:style-name="T5">– </text:span>Макс, тут окно разбито! И верёвка какая-то висит. – крикнула Флаттершай из кухни.</text:p>
      <text:p text:style-name="P134"><text:span text:style-name="T5">–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5">–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5">– </text:span>Оп-па! – пробормотала Эпплджек. – Нежданчик!</text:p>
      <text:p text:style-name="P134"><text:span text:style-name="T5">– </text:span>Ты, я вижу, времени не терял, – моя рука под прикрытием стола медленно тянулась к тяжёлой фарфоровой кружке, стоящей на краю.</text:p>
      <text:p text:style-name="P11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9"><text:span text:style-name="T5">– </text:span>А почему ты вообще решил искать нас тут? – спросила Эпплджек. – Приехал бы домой. Мы б тебя чаем напоили.</text:p>
      <text:p text:style-name="P119"><text:span text:style-name="T5">–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9"><text:span text:style-name="T5">– </text:span>С кем это вы тут разговариваете?</text:p>
      <text:list xml:id="list539258352553985300" text:style-name="L7">
        <text:list-header>
          <text:p text:style-name="P164">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9">– Жанна, Флатти, хватайте ноут и на выход! Я с ним разберусь! Не теряйте вре...!</text:p>
      <text:p text:style-name="P119">– ТЫ ИДИО...!!!</text:p>
      <text:p text:style-name="P119">Дискорд <text:s/>зорал одновременно со мной, прикрываясь от меня руками, когда раздался оглушительный</text:p>
      <text:p text:style-name="P119">...</text:p>
      <text:p text:style-name="P120">БАХ!!!</text:p>
      <text:p text:style-name="P119">…</text:p>
      <text:p text:style-name="P119">Эпплджек с <text:s/>нервным всхлипом опустила толстенный том «Энтерпрайз-паттернов» , издание девятое, дополненное.</text:p>
      <text:p text:style-name="P134">На лице Дискорда появилось удивлённо-мечтательное выражение и он вырубился.</text:p>
      <text:p text:style-name="P134"/>
      <text:h text:style-name="P163" text:outline-level="2">Селестия</text:h>
      <text:p text:style-name="P134"/>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text:soft-page-break/>–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text:soft-page-break/></text:p>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12">сюда можно вставить похождения Дискорда — вторая неопубликованная глава. Первая — секс с Селестией</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29">– И что? – продолжила его мысль Эпплджек.</text:p>
      <text:p text:style-name="P12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text:soft-page-break/>–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125"/>
      <text:h text:style-name="P163"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8" text:outline-level="1">Беседа за столиком в ночи</text:h>
      <text:p text:style-name="P104">Из-за заинтересованности Эквуса в Максе, тому не приходится прилагать усилий для 34 — на что ему указывает Анакорн</text:p>
      <text:p text:style-name="P10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5">–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8"/>
      <text:p text:style-name="P102"><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8"/>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10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8">– Стоп, не торопись. – у меня голова пошла кругом от информации. – Я ничего не понял. Какие-такие проблемы? Какие варианты? Зачем его поддерживать?</text:p>
      <text:p text:style-name="P108">Анакорн недовольно поморщился, но продолжил.</text:p>
      <text:p text:style-name="P10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8">На голограмме появилась солнечная система Эквуса. Почему-то в центре системы был сам Эквус. Вокруг него вращались солнце и луна.</text:p>
      <text:p text:style-name="P108">Анакорн плюхнулся обратно в кресло и схватился за голову. Потом, немного успокоившись, <text:soft-page-break/>продолжил.</text:p>
      <text:p text:style-name="P10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8">Анакорн отпил из стакана и продолжил.</text:p>
      <text:p text:style-name="P10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8">Анакорн постучал по столику указкой. Солнечная система увеличилась, оставив в поле зрения только шар Эквуса.</text:p>
      <text:p text:style-name="P10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8">Анакорн смутился.</text:p>
      <text:p text:style-name="P10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8"><text:soft-page-break/><text:span text:style-name="T9">– Сам ты раздолбай! – произнёс, наконец, Свирл</text:span>)</text:p>
      <text:p text:style-name="P108">… И создали вы его достаточно топорно — видишь, он трещит по швам.</text:p>
      <text:p text:style-name="P108">– Хмм. То есть, это брони создали Эквус?</text:p>
      <text:p text:style-name="P10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8">Я вспомнил события последнего года <text:span text:style-name="T5">&lt;</text:span>упомянуть в эпизоде на Терре, что МЛП-сериал закрылся год назад<text:span text:style-name="T5">&gt;</text:span></text:p>
      <text:p text:style-name="P10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8">Анакорн с такой силой сжал карандаш, что он хрустнул.</text:p>
      <text:p text:style-name="P10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5">&lt;</text:span><text:span text:style-name="T13">чёрт</text:span><text:span text:style-name="T5">&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5">–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5">– </text:span>Факн щит<text:note text:id="ftn12" text:note-class="footnote"><text:note-citation>12</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10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08">– Гм! Я бы попросил тебя не касаться моих отношений с Рэйнбоу!</text:p>
      <text:p text:style-name="P10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8">У меня сердце буквально ухнуло куда-то вниз, в область желудка.</text:p>
      <text:p text:style-name="P10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10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8">– Та ладно, не утешай. Я не маленький ребёнок. Долг платежом красен. Сделаю то, что ты хочешь. Как сумею.</text:p>
      <text:p text:style-name="P108">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8">Анакорн наблюдал за мной без улыбки. По его нейтральному выражению лица невозможно было догадаться, о чём он думает.</text:p>
      <text:p text:style-name="P108">–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обратно возвращался?</text:p>
      <text:p text:style-name="P10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8">Так вот, возвращать тебя обратно в твой мир я не буду. </text:p>
      <text:p text:style-name="P10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10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8">– Ты ещё увидишь пару снов на прощание. Удачи!</text:p>
      <text:p text:style-name="P108"/>
      <text:p text:style-name="P109">***</text:p>
      <text:p text:style-name="P109"/>
      <text:p text:style-name="P10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08"><text:soft-page-break/></text:p>
      <text:p text:style-name="P10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108">– Пожалста. – ответил я безучастно. – Всегда рад. Только Вам не нужно было ТАК распинаться, чтобы заручиться моей помощью.</text:p>
      <text:p text:style-name="P108">Селестия на мгновение смутилась, но продолжила.</text:p>
      <text:p text:style-name="P108">&lt;<text:span text:style-name="T11"> - Ты морочила мне яйца, чтобы заинтересовать? Всё, как Свирл указал?</text:span></text:p>
      <text:p text:style-name="P10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text:span text:style-name="T69">Моё враньё чуть было не разрушило всё. И только любящее сердце Дэш спасло ситуацию.</text:span></text:p>
      <text:p text:style-name="P106">Я покачал головой.</text:p>
      <text:p text:style-name="P108"><text:span text:style-name="T11">– </text:span><text:span text:style-name="T17">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text:span><text:span text:style-name="T11">е волнуйся. Я сделаю то, что должен...</text:span>&gt;</text:p>
      <text:p text:style-name="P10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25">…</text:p>
      <text:p text:style-name="P13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203279083528999023" text:style-name="L8">
        <text:list-header>
          <text:p text:style-name="P156">(<text:span text:style-name="T20">Луна — как повелительница снов, слышала разговор Макса с Анакорном</text:span>)</text:p>
          <text:p text:style-name="P157"/>
        </text:list-header>
      </text:list>
      <text:p text:style-name="P126"><text:soft-page-break/>***</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5">–</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63" text:outline-level="2">Земля</text:h>
      <text:p text:style-name="P105">Музыкальная тема из бегущего по лезвию бритвы — <text:span text:style-name="T5">Mission impossible</text:span></text:p>
      <text:p text:style-name="P107">&lt;Ужас возвращения из тёплого волшебного мира друзей в холодную скучную реальность.&gt;</text:p>
      <text:p text:style-name="P10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100"><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2"/>
      <text:p text:style-name="P102"/>
      <text:p text:style-name="P102"/>
      <text:p text:style-name="P102"/>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102"/>
      <text:p text:style-name="P102"/>
      <text:p text:style-name="P102"/>
      <text:p text:style-name="P10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4T19:13:22.015417951</dc:date>
    <meta:editing-duration>P45DT5H58M42S</meta:editing-duration>
    <meta:editing-cycles>1840</meta:editing-cycles>
    <meta:generator>LibreOffice/5.0.2.2$Linux_X86_64 LibreOffice_project/00m0$Build-2</meta:generator>
    <meta:document-statistic meta:table-count="0" meta:image-count="0" meta:object-count="0" meta:page-count="119" meta:paragraph-count="2481" meta:word-count="54499" meta:character-count="362103" meta:non-whitespace-character-count="307387"/>
  </office:meta>
</office:document-meta>
</file>